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1.395cm"/>
    </style:style>
    <style:style style:name="co3" style:family="table-column">
      <style:table-column-properties fo:break-before="auto" style:column-width="0.441cm"/>
    </style:style>
    <style:style style:name="co4" style:family="table-column">
      <style:table-column-properties fo:break-before="auto" style:column-width="1.531cm"/>
    </style:style>
    <style:style style:name="co5" style:family="table-column">
      <style:table-column-properties fo:break-before="auto" style:column-width="0.612cm"/>
    </style:style>
    <style:style style:name="co6" style:family="table-column">
      <style:table-column-properties fo:break-before="auto" style:column-width="0.975cm"/>
    </style:style>
    <style:style style:name="co7" style:family="table-column">
      <style:table-column-properties fo:break-before="auto" style:column-width="1.667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1.565cm"/>
    </style:style>
    <style:style style:name="co10" style:family="table-column">
      <style:table-column-properties fo:break-before="auto" style:column-width="0.85cm"/>
    </style:style>
    <style:style style:name="co11" style:family="table-column">
      <style:table-column-properties fo:break-before="auto" style:column-width="1.974cm"/>
    </style:style>
    <style:style style:name="co12" style:family="table-column">
      <style:table-column-properties fo:break-before="auto" style:column-width="0.714cm"/>
    </style:style>
    <style:style style:name="co13" style:family="table-column">
      <style:table-column-properties fo:break-before="auto" style:column-width="2.145cm"/>
    </style:style>
    <style:style style:name="co14" style:family="table-column">
      <style:table-column-properties fo:break-before="auto" style:column-width="1.838cm"/>
    </style:style>
    <style:style style:name="co15" style:family="table-column">
      <style:table-column-properties fo:break-before="auto" style:column-width="1.429cm"/>
    </style:style>
    <style:style style:name="co16" style:family="table-column">
      <style:table-column-properties fo:break-before="auto" style:column-width="1.362cm"/>
    </style:style>
    <style:style style:name="co17" style:family="table-column">
      <style:table-column-properties fo:break-before="auto" style:column-width="1.08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393cm" fo:break-before="auto" style:use-optimal-row-height="false"/>
    </style:style>
    <style:style style:name="ro3" style:family="table-row">
      <style:table-row-properties style:row-height="0.492cm" fo:break-before="auto" style:use-optimal-row-height="false"/>
    </style:style>
    <style:style style:name="ro4" style:family="table-row">
      <style:table-row-properties style:row-height="0.954cm" fo:break-before="auto" style:use-optimal-row-height="false"/>
    </style:style>
    <style:style style:name="ro5" style:family="table-row">
      <style:table-row-properties style:row-height="0.723cm" fo:break-before="auto" style:use-optimal-row-height="false"/>
    </style:style>
    <style:style style:name="ro6" style:family="table-row">
      <style:table-row-properties style:row-height="0.46cm" fo:break-before="auto" style:use-optimal-row-height="false"/>
    </style:style>
    <style:style style:name="ro7" style:family="table-row">
      <style:table-row-properties style:row-height="0.427cm" fo:break-before="auto" style:use-optimal-row-height="false"/>
    </style:style>
    <style:style style:name="ro8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>
      <style:table-cell-properties fo:border-bottom="1.5pt double-thin #000000" style:border-line-width-bottom="0.018cm 0.018cm 0.018cm" style:text-align-source="fix" style:repeat-content="false" fo:border-left="none" fo:border-right="none" fo:border-top="non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none" style:text-align-source="fix" style:repeat-content="false" fo:border-left="none" fo:border-right="2.24pt dotted #000000" fo:border-top="non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order-left="none" fo:border-right="2.24pt dotted #000000" fo:border-top="non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ext-properties fo:font-size="16pt" style:font-size-asian="16pt" style:font-size-complex="16pt"/>
    </style:style>
    <style:style style:name="ce23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visibility="collapse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4" table:default-cell-style-name="ce2"/>
        <table:table-column table:style-name="co17" table:default-cell-style-name="ce2"/>
        <table:table-column table:style-name="co18" table:number-columns-repeated="16364" table:default-cell-style-name="ce22"/>
        <table:table-row table:style-name="ro1">
          <table:table-cell/>
          <table:table-cell table:style-name="Default" table:number-columns-repeated="3"/>
          <table:table-cell table:style-name="ce4" table:number-columns-repeated="4"/>
          <table:table-cell table:style-name="Default" table:number-columns-repeated="3"/>
          <table:table-cell table:style-name="ce4" table:number-columns-repeated="3"/>
          <table:table-cell table:style-name="ce4" office:value-type="string" calcext:value-type="string" table:number-columns-spanned="2" table:number-rows-spanned="1">
            <text:p><text:s/>Lösung</text:p>
          </table:table-cell>
          <table:covered-table-cell table:style-name="ce4"/>
          <table:table-cell table:style-name="ce20" office:value-type="string" calcext:value-type="string" table:number-columns-spanned="3" table:number-rows-spanned="1">
            <text:p>Addieren</text:p>
          </table:table-cell>
          <table:covered-table-cell table:number-columns-repeated="2"/>
          <table:table-cell table:number-columns-repeated="16365"/>
        </table:table-row>
        <table:table-row table:style-name="ro2">
          <table:table-cell table:style-name="ce4"/>
          <table:table-cell table:style-name="Default" table:number-columns-repeated="3"/>
          <table:table-cell table:style-name="ce4" table:number-columns-repeated="4"/>
          <table:table-cell table:style-name="Default" table:number-columns-repeated="3"/>
          <table:table-cell table:style-name="ce4" table:number-columns-repeated="4"/>
          <table:table-cell table:style-name="ce16"/>
          <table:table-cell table:style-name="ce4" office:value-type="string" calcext:value-type="string">
            <text:p>Von</text:p>
          </table:table-cell>
          <table:table-cell table:style-name="ce4"/>
          <table:table-cell table:style-name="ce4" office:value-type="string" calcext:value-type="string">
            <text:p>Bis</text:p>
          </table:table-cell>
          <table:table-cell table:number-columns-repeated="16365"/>
        </table:table-row>
        <table:table-row table:style-name="ro3">
          <table:table-cell table:style-name="ce4"/>
          <table:table-cell table:style-name="ce4" office:value-type="string" calcext:value-type="string" table:number-columns-spanned="3" table:number-rows-spanned="1">
            <text:p>Addieren</text:p>
          </table:table-cell>
          <table:covered-table-cell table:number-columns-repeated="2" table:style-name="ce4"/>
          <table:table-cell table:style-name="ce4" table:number-columns-repeated="4"/>
          <table:table-cell table:style-name="ce4" office:value-type="string" calcext:value-type="string" table:number-columns-spanned="3" table:number-rows-spanned="1">
            <text:p>Subtrahieren</text:p>
          </table:table-cell>
          <table:covered-table-cell table:number-columns-repeated="2" table:style-name="ce4"/>
          <table:table-cell table:style-name="ce4" table:number-columns-repeated="2"/>
          <table:table-cell table:style-name="ce14"/>
          <table:table-cell table:number-columns-repeated="2" table:style-name="ce4" office:value-type="string" calcext:value-type="string">
            <text:p>+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 table:style-name="ce4"/>
          <table:table-cell table:style-name="ce23" table:number-columns-repeated="16364"/>
        </table:table-row>
        <table:table-row table:style-name="ro4">
          <table:table-cell/>
          <table:table-cell table:formula="of:==RANDBETWEEN([.Q3];[.S3])" office:value-type="float" office:value="425" calcext:value-type="float">
            <text:p>425</text:p>
          </table:table-cell>
          <table:table-cell/>
          <table:table-cell table:formula="of:==RANDBETWEEN([.Q3];[.S3])" office:value-type="float" office:value="37" calcext:value-type="float">
            <text:p>37</text:p>
          </table:table-cell>
          <table:table-cell table:number-columns-repeated="2"/>
          <table:table-cell table:formula="of:==RANDBETWEEN([.Q3];[.S3])" office:value-type="float" office:value="327" calcext:value-type="float">
            <text:p>327</text:p>
          </table:table-cell>
          <table:table-cell/>
          <table:table-cell table:formula="of:==RANDBETWEEN([.Q5];[.S5])" office:value-type="float" office:value="992" calcext:value-type="float">
            <text:p>992</text:p>
          </table:table-cell>
          <table:table-cell/>
          <table:table-cell table:formula="of:==RANDBETWEEN([.Q5];[.S5])" office:value-type="float" office:value="994" calcext:value-type="float">
            <text:p>994</text:p>
          </table:table-cell>
          <table:table-cell/>
          <table:table-cell table:formula="of:==RANDBETWEEN([.Q5];[.S5])" office:value-type="float" office:value="1000" calcext:value-type="float">
            <text:p>1000</text:p>
          </table:table-cell>
          <table:table-cell table:style-name="ce15"/>
          <table:table-cell table:number-columns-repeated="2"/>
          <table:table-cell table:style-name="ce4" office:value-type="string" calcext:value-type="string">
            <text:p>Von</text:p>
          </table:table-cell>
          <table:table-cell table:style-name="ce4"/>
          <table:table-cell table:style-name="ce4" office:value-type="string" calcext:value-type="string">
            <text:p>Bis</text:p>
          </table:table-cell>
          <table:table-cell table:number-columns-repeated="16365"/>
        </table:table-row>
        <table:table-row table:style-name="ro4">
          <table:table-cell office:value-type="string" calcext:value-type="string">
            <text:p>+</text:p>
          </table:table-cell>
          <table:table-cell table:style-name="ce6" table:formula="of:==RANDBETWEEN(10;[.B4])" office:value-type="float" office:value="212" calcext:value-type="float">
            <text:p>212</text:p>
          </table:table-cell>
          <table:table-cell/>
          <table:table-cell table:style-name="ce6" table:formula="of:==RANDBETWEEN(10;[.D4])" office:value-type="float" office:value="12" calcext:value-type="float">
            <text:p>12</text:p>
          </table:table-cell>
          <table:table-cell table:number-columns-repeated="2"/>
          <table:table-cell table:style-name="ce6" table:formula="of:==RANDBETWEEN(10;[.G4])" office:value-type="float" office:value="193" calcext:value-type="float">
            <text:p>193</text:p>
          </table:table-cell>
          <table:table-cell office:value-type="string" calcext:value-type="string">
            <text:p>-</text:p>
          </table:table-cell>
          <table:table-cell table:style-name="ce6" table:formula="of:==RANDBETWEEN(10;[.I4])" office:value-type="float" office:value="116" calcext:value-type="float">
            <text:p>116</text:p>
          </table:table-cell>
          <table:table-cell/>
          <table:table-cell table:style-name="ce6" table:formula="of:==RANDBETWEEN(10;[.K4])" office:value-type="float" office:value="486" calcext:value-type="float">
            <text:p>486</text:p>
          </table:table-cell>
          <table:table-cell/>
          <table:table-cell table:style-name="ce6" table:formula="of:==RANDBETWEEN(10;[.M4])" office:value-type="float" office:value="868" calcext:value-type="float">
            <text:p>868</text:p>
          </table:table-cell>
          <table:table-cell table:style-name="ce15"/>
          <table:table-cell/>
          <table:table-cell office:value-type="string" calcext:value-type="string">
            <text:p>-</text:p>
          </table:table-cell>
          <table:table-cell table:style-name="ce4" office:value-type="float" office:value="990" calcext:value-type="float">
            <text:p>990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 table:number-columns-repeated="16365"/>
        </table:table-row>
        <table:table-row table:style-name="ro4">
          <table:table-cell office:value-type="string" calcext:value-type="string">
            <text:p>=</text:p>
          </table:table-cell>
          <table:table-cell table:style-name="ce12"/>
          <table:table-cell/>
          <table:table-cell table:style-name="ce12"/>
          <table:table-cell table:number-columns-repeated="2"/>
          <table:table-cell table:style-name="ce12"/>
          <table:table-cell office:value-type="string" calcext:value-type="string">
            <text:p>=</text:p>
          </table:table-cell>
          <table:table-cell table:style-name="ce12"/>
          <table:table-cell/>
          <table:table-cell table:style-name="ce12"/>
          <table:table-cell/>
          <table:table-cell table:style-name="ce12"/>
          <table:table-cell table:style-name="ce15"/>
          <table:table-cell table:formula="of:=[.B4]+[.B5]" office:value-type="float" office:value="637" calcext:value-type="float">
            <text:p>637</text:p>
          </table:table-cell>
          <table:table-cell table:formula="of:=[.D4]+[.D5]" office:value-type="float" office:value="49" calcext:value-type="float">
            <text:p>49</text:p>
          </table:table-cell>
          <table:table-cell table:formula="of:=[.G4]+[.G5]" office:value-type="float" office:value="520" calcext:value-type="float">
            <text:p>520</text:p>
          </table:table-cell>
          <table:table-cell table:formula="of:=[.I4]-[.I5]" office:value-type="float" office:value="876" calcext:value-type="float">
            <text:p>876</text:p>
          </table:table-cell>
          <table:table-cell table:formula="of:=[.K4]-[.K5]" office:value-type="float" office:value="508" calcext:value-type="float">
            <text:p>508</text:p>
          </table:table-cell>
          <table:table-cell table:formula="of:=[.M4]-[.M5]" office:value-type="float" office:value="132" calcext:value-type="float">
            <text:p>132</text:p>
          </table:table-cell>
          <table:table-cell table:number-columns-repeated="16364"/>
        </table:table-row>
        <table:table-row table:style-name="ro5">
          <table:table-cell/>
          <table:table-cell table:style-name="ce13"/>
          <table:table-cell/>
          <table:table-cell table:style-name="ce13"/>
          <table:table-cell table:number-columns-repeated="8"/>
          <table:table-cell table:style-name="ce13"/>
          <table:table-cell table:style-name="ce15"/>
          <table:table-cell table:number-columns-repeated="16370"/>
        </table:table-row>
        <table:table-row table:style-name="ro4">
          <table:table-cell office:value-type="string" calcext:value-type="string">
            <text:p>+</text:p>
          </table:table-cell>
          <table:table-cell table:formula="of:==RANDBETWEEN([.Q3];[.S3])" office:value-type="float" office:value="267" calcext:value-type="float">
            <text:p>267</text:p>
          </table:table-cell>
          <table:table-cell/>
          <table:table-cell table:formula="of:==RANDBETWEEN([.Q3];[.S3])" office:value-type="float" office:value="809" calcext:value-type="float">
            <text:p>809</text:p>
          </table:table-cell>
          <table:table-cell table:number-columns-repeated="2"/>
          <table:table-cell table:formula="of:==RANDBETWEEN([.Q3];[.S3])" office:value-type="float" office:value="77" calcext:value-type="float">
            <text:p>77</text:p>
          </table:table-cell>
          <table:table-cell/>
          <table:table-cell table:formula="of:==RANDBETWEEN([.Q5];[.S5])" office:value-type="float" office:value="992" calcext:value-type="float">
            <text:p>992</text:p>
          </table:table-cell>
          <table:table-cell/>
          <table:table-cell table:formula="of:==RANDBETWEEN(10;5000)" office:value-type="float" office:value="1399" calcext:value-type="float">
            <text:p>1399</text:p>
          </table:table-cell>
          <table:table-cell/>
          <table:table-cell table:formula="of:==RANDBETWEEN([.Q5];[.S5])" office:value-type="float" office:value="994" calcext:value-type="float">
            <text:p>994</text:p>
          </table:table-cell>
          <table:table-cell table:style-name="ce15"/>
          <table:table-cell table:number-columns-repeated="16370"/>
        </table:table-row>
        <table:table-row table:style-name="ro4">
          <table:table-cell office:value-type="string" calcext:value-type="string">
            <text:p>=</text:p>
          </table:table-cell>
          <table:table-cell table:style-name="ce6" table:formula="of:==RANDBETWEEN(10;[.B8])" office:value-type="float" office:value="166" calcext:value-type="float">
            <text:p>166</text:p>
          </table:table-cell>
          <table:table-cell table:style-name="ce13"/>
          <table:table-cell table:style-name="ce6" table:formula="of:==RANDBETWEEN(10;[.D8])" office:value-type="float" office:value="796" calcext:value-type="float">
            <text:p>796</text:p>
          </table:table-cell>
          <table:table-cell table:number-columns-repeated="2"/>
          <table:table-cell table:style-name="ce6" table:formula="of:==RANDBETWEEN(10;[.G4])" office:value-type="float" office:value="208" calcext:value-type="float">
            <text:p>208</text:p>
          </table:table-cell>
          <table:table-cell office:value-type="string" calcext:value-type="string">
            <text:p>-</text:p>
          </table:table-cell>
          <table:table-cell table:style-name="ce6" table:formula="of:==RANDBETWEEN(10;[.I8])" office:value-type="float" office:value="743" calcext:value-type="float">
            <text:p>743</text:p>
          </table:table-cell>
          <table:table-cell/>
          <table:table-cell table:style-name="ce6" table:formula="of:==RANDBETWEEN(10;[.K8])" office:value-type="float" office:value="944" calcext:value-type="float">
            <text:p>944</text:p>
          </table:table-cell>
          <table:table-cell/>
          <table:table-cell table:style-name="ce6" table:formula="of:==RANDBETWEEN(10;[.M8])" office:value-type="float" office:value="681" calcext:value-type="float">
            <text:p>681</text:p>
          </table:table-cell>
          <table:table-cell table:style-name="ce15"/>
          <table:table-cell table:number-columns-repeated="16370"/>
        </table:table-row>
        <table:table-row table:style-name="ro4">
          <table:table-cell/>
          <table:table-cell table:style-name="ce12"/>
          <table:table-cell/>
          <table:table-cell table:style-name="ce12"/>
          <table:table-cell table:number-columns-repeated="2"/>
          <table:table-cell table:style-name="ce12"/>
          <table:table-cell office:value-type="string" calcext:value-type="string">
            <text:p>=</text:p>
          </table:table-cell>
          <table:table-cell table:style-name="ce12"/>
          <table:table-cell/>
          <table:table-cell table:style-name="ce12"/>
          <table:table-cell/>
          <table:table-cell table:style-name="ce12"/>
          <table:table-cell table:style-name="ce15"/>
          <table:table-cell table:formula="of:=[.B8]+[.B9]" office:value-type="float" office:value="433" calcext:value-type="float">
            <text:p>433</text:p>
          </table:table-cell>
          <table:table-cell table:formula="of:=[.D8]+[.D9]" office:value-type="float" office:value="1605" calcext:value-type="float">
            <text:p>1605</text:p>
          </table:table-cell>
          <table:table-cell table:formula="of:=[.G8]+[.G9]" office:value-type="float" office:value="285" calcext:value-type="float">
            <text:p>285</text:p>
          </table:table-cell>
          <table:table-cell table:formula="of:=[.I8]-[.I9]" office:value-type="float" office:value="249" calcext:value-type="float">
            <text:p>249</text:p>
          </table:table-cell>
          <table:table-cell table:formula="of:=[.K8]-[.K9]" office:value-type="float" office:value="455" calcext:value-type="float">
            <text:p>455</text:p>
          </table:table-cell>
          <table:table-cell table:formula="of:=[.M8]-[.M9]" office:value-type="float" office:value="313" calcext:value-type="float">
            <text:p>313</text:p>
          </table:table-cell>
          <table:table-cell table:number-columns-repeated="16364"/>
        </table:table-row>
        <table:table-row table:style-name="ro1">
          <table:table-cell/>
          <table:table-cell table:style-name="ce13"/>
          <table:table-cell/>
          <table:table-cell table:style-name="ce13"/>
          <table:table-cell table:number-columns-repeated="8"/>
          <table:table-cell table:style-name="ce13"/>
          <table:table-cell table:style-name="ce15"/>
          <table:table-cell table:number-columns-repeated="16370"/>
        </table:table-row>
        <table:table-row table:style-name="ro6">
          <table:table-cell table:style-name="Default" table:number-columns-repeated="5"/>
          <table:table-cell table:style-name="ce4" table:number-columns-repeated="2"/>
          <table:table-cell table:style-name="Default" table:number-columns-repeated="4"/>
          <table:table-cell table:style-name="ce4" table:number-columns-repeated="2"/>
          <table:table-cell table:style-name="ce14"/>
          <table:table-cell table:style-name="ce11" office:value-type="string" calcext:value-type="string">
            <text:p>*</text:p>
          </table:table-cell>
          <table:table-cell table:style-name="ce4" office:value-type="string" calcext:value-type="string">
            <text:p>Von</text:p>
          </table:table-cell>
          <table:table-cell table:style-name="ce21" office:value-type="string" calcext:value-type="string">
            <text:p>/</text:p>
          </table:table-cell>
          <table:table-cell table:style-name="ce4" office:value-type="string" calcext:value-type="string">
            <text:p>Bis</text:p>
          </table:table-cell>
          <table:table-cell table:style-name="ce4"/>
          <table:table-cell table:style-name="ce4" office:value-type="string" calcext:value-type="string">
            <text:p>Von</text:p>
          </table:table-cell>
          <table:table-cell table:style-name="ce4" office:value-type="string" calcext:value-type="string">
            <text:p>Bis</text:p>
          </table:table-cell>
          <table:table-cell table:style-name="ce23" table:number-columns-repeated="16363"/>
        </table:table-row>
        <table:table-row table:style-name="ro7">
          <table:table-cell table:style-name="Default" table:number-columns-repeated="5"/>
          <table:table-cell table:style-name="ce4" table:number-columns-repeated="2"/>
          <table:table-cell table:style-name="Default" table:number-columns-repeated="4"/>
          <table:table-cell table:style-name="ce4" table:number-columns-repeated="2"/>
          <table:table-cell table:style-name="ce14"/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21"/>
          <table:table-cell table:style-name="ce4" office:value-type="float" office:value="999" calcext:value-type="float">
            <text:p>99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23" table:number-columns-repeated="16363"/>
        </table:table-row>
        <table:table-row table:style-name="ro7">
          <table:table-cell table:style-name="ce4"/>
          <table:table-cell table:style-name="ce4" office:value-type="string" calcext:value-type="string" table:number-columns-spanned="3" table:number-rows-spanned="1">
            <text:p>Multiplizieren</text:p>
          </table:table-cell>
          <table:covered-table-cell table:number-columns-repeated="2" table:style-name="ce4"/>
          <table:table-cell table:style-name="ce4" table:number-columns-repeated="4"/>
          <table:table-cell table:style-name="ce4" office:value-type="string" calcext:value-type="string" table:number-columns-spanned="3" table:number-rows-spanned="1">
            <text:p>Divison</text:p>
          </table:table-cell>
          <table:covered-table-cell table:number-columns-repeated="2" table:style-name="ce4"/>
          <table:table-cell table:style-name="ce4" table:number-columns-repeated="2"/>
          <table:table-cell table:style-name="ce14"/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/</text:p>
          </table:table-cell>
          <table:table-cell table:style-name="ce21"/>
          <table:table-cell table:style-name="ce4" table:number-columns-repeated="4"/>
          <table:table-cell table:style-name="ce23" table:number-columns-repeated="16363"/>
        </table:table-row>
        <table:table-row table:style-name="ro6">
          <table:table-cell table:number-columns-repeated="13"/>
          <table:table-cell table:style-name="ce15"/>
          <table:table-cell table:number-columns-repeated="2"/>
          <table:table-cell table:style-name="ce21"/>
          <table:table-cell table:style-name="ce20" office:value-type="string" calcext:value-type="string" table:number-columns-spanned="3" table:number-rows-spanned="1">
            <text:p>Divisorwert</text:p>
          </table:table-cell>
          <table:covered-table-cell table:number-columns-repeated="2"/>
          <table:table-cell table:style-name="ce2"/>
          <table:table-cell table:number-columns-repeated="16363"/>
        </table:table-row>
        <table:table-row table:style-name="ro4">
          <table:table-cell/>
          <table:table-cell table:formula="of:==RANDBETWEEN([.A13];[.B13]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=RANDBETWEEN([.D13];[.E13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/>
          <table:table-cell table:style-name="ce6"/>
          <table:table-cell/>
          <table:table-cell table:formula="of:==QUOTIENT(((RANDBETWEEN([.R17];[.S17]))/[.K16]);[.K16])*[.K16]" office:value-type="float" office:value="224" calcext:value-type="float">
            <text:p>224</text:p>
          </table:table-cell>
          <table:table-cell office:value-type="string" calcext:value-type="string">
            <text:p>:</text:p>
          </table:table-cell>
          <table:table-cell table:formula="of:==RANDBETWEEN([.T17];[.U17])"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6"/>
          <table:table-cell table:style-name="ce15"/>
          <table:table-cell table:formula="of:=[.B16]*[.D16]" office:value-type="float" office:value="0" calcext:value-type="float">
            <text:p>0</text:p>
          </table:table-cell>
          <table:table-cell table:style-name="ce17" table:formula="of:=[.I16]/[.K16]" office:value-type="float" office:value="56" calcext:value-type="float">
            <text:p>56</text:p>
          </table:table-cell>
          <table:table-cell table:style-name="ce21" office:value-type="string" calcext:value-type="string">
            <text:p>/</text:p>
          </table:table-cell>
          <table:table-cell table:style-name="ce4" office:value-type="string" calcext:value-type="string">
            <text:p>Von</text:p>
          </table:table-cell>
          <table:table-cell table:style-name="ce4" office:value-type="string" calcext:value-type="string">
            <text:p>Bis</text:p>
          </table:table-cell>
          <table:table-cell table:style-name="ce4" office:value-type="string" calcext:value-type="string">
            <text:p>Von</text:p>
          </table:table-cell>
          <table:table-cell table:style-name="ce4" office:value-type="string" calcext:value-type="string">
            <text:p>Bis</text:p>
          </table:table-cell>
          <table:table-cell table:number-columns-repeated="16363"/>
        </table:table-row>
        <table:table-row table:style-name="ro4">
          <table:table-cell/>
          <table:table-cell table:formula="of:==RANDBETWEEN([.A13];[.B13]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=RANDBETWEEN([.D13];[.E13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/>
          <table:table-cell table:style-name="ce6"/>
          <table:table-cell/>
          <table:table-cell table:formula="of:==QUOTIENT(((RANDBETWEEN([.R17];[.S17]))/[.K17]);[.K17])*[.K17]" office:value-type="float" office:value="135" calcext:value-type="float">
            <text:p>135</text:p>
          </table:table-cell>
          <table:table-cell office:value-type="string" calcext:value-type="string">
            <text:p>:</text:p>
          </table:table-cell>
          <table:table-cell table:formula="of:==RANDBETWEEN([.T17];[.U17])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6"/>
          <table:table-cell table:style-name="ce15"/>
          <table:table-cell table:formula="of:=[.B17]*[.D17]" office:value-type="float" office:value="0" calcext:value-type="float">
            <text:p>0</text:p>
          </table:table-cell>
          <table:table-cell table:style-name="ce17" table:formula="of:=[.I17]/[.K17]" office:value-type="float" office:value="27" calcext:value-type="float">
            <text:p>27</text:p>
          </table:table-cell>
          <table:table-cell table:style-name="ce21"/>
          <table:table-cell table:style-name="ce4" office:value-type="float" office:value="99" calcext:value-type="float">
            <text:p>99</text:p>
          </table:table-cell>
          <table:table-cell table:style-name="ce4" office:value-type="float" office:value="999" calcext:value-type="float">
            <text:p>99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6363"/>
        </table:table-row>
        <table:table-row table:style-name="ro4">
          <table:table-cell/>
          <table:table-cell table:formula="of:==RANDBETWEEN([.A13];[.B13]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=RANDBETWEEN([.D13];[.E13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/>
          <table:table-cell table:style-name="ce6"/>
          <table:table-cell/>
          <table:table-cell table:formula="of:==QUOTIENT(((RANDBETWEEN([.R17];[.S17]))/[.K18]);[.K18])*[.K18]" office:value-type="float" office:value="126" calcext:value-type="float">
            <text:p>126</text:p>
          </table:table-cell>
          <table:table-cell office:value-type="string" calcext:value-type="string">
            <text:p>:</text:p>
          </table:table-cell>
          <table:table-cell table:formula="of:==RANDBETWEEN([.T17];[.U17])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6"/>
          <table:table-cell table:style-name="ce15"/>
          <table:table-cell table:formula="of:=[.B18]*[.D18]" office:value-type="float" office:value="0" calcext:value-type="float">
            <text:p>0</text:p>
          </table:table-cell>
          <table:table-cell table:style-name="ce17" table:formula="of:=[.I18]/[.K18]" office:value-type="float" office:value="21" calcext:value-type="float">
            <text:p>21</text:p>
          </table:table-cell>
          <table:table-cell table:style-name="ce17"/>
          <table:table-cell table:number-columns-repeated="16367"/>
        </table:table-row>
        <table:table-row table:style-name="ro4">
          <table:table-cell/>
          <table:table-cell table:formula="of:==RANDBETWEEN([.A13];[.B13]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=RANDBETWEEN([.D13];[.E13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/>
          <table:table-cell table:style-name="ce6"/>
          <table:table-cell/>
          <table:table-cell table:formula="of:==QUOTIENT(((RANDBETWEEN([.R17];[.S17]))/[.K19]);[.K19])*[.K19]" office:value-type="float" office:value="40" calcext:value-type="float">
            <text:p>40</text:p>
          </table:table-cell>
          <table:table-cell office:value-type="string" calcext:value-type="string">
            <text:p>:</text:p>
          </table:table-cell>
          <table:table-cell table:formula="of:==RANDBETWEEN([.T17];[.U17])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6"/>
          <table:table-cell table:style-name="ce15"/>
          <table:table-cell table:formula="of:=[.B19]*[.D19]" office:value-type="float" office:value="0" calcext:value-type="float">
            <text:p>0</text:p>
          </table:table-cell>
          <table:table-cell table:style-name="ce17" table:formula="of:=[.I19]/[.K19]" office:value-type="float" office:value="5" calcext:value-type="float">
            <text:p>5</text:p>
          </table:table-cell>
          <table:table-cell table:style-name="ce17"/>
          <table:table-cell table:number-columns-repeated="16367"/>
        </table:table-row>
        <table:table-row table:style-name="ro4">
          <table:table-cell/>
          <table:table-cell table:formula="of:==RANDBETWEEN([.A13];[.B13]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=RANDBETWEEN([.D13];[.E13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/>
          <table:table-cell table:style-name="ce6"/>
          <table:table-cell/>
          <table:table-cell table:formula="of:==QUOTIENT(((RANDBETWEEN([.R17];[.S17]))/[.K20]);[.K20])*[.K20]" office:value-type="float" office:value="36" calcext:value-type="float">
            <text:p>36</text:p>
          </table:table-cell>
          <table:table-cell office:value-type="string" calcext:value-type="string">
            <text:p>:</text:p>
          </table:table-cell>
          <table:table-cell table:formula="of:==RANDBETWEEN([.T17];[.U17])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6"/>
          <table:table-cell table:style-name="ce15"/>
          <table:table-cell table:formula="of:=[.B20]*[.D20]" office:value-type="float" office:value="0" calcext:value-type="float">
            <text:p>0</text:p>
          </table:table-cell>
          <table:table-cell table:style-name="ce17" table:formula="of:=[.I20]/[.K20]" office:value-type="float" office:value="4" calcext:value-type="float">
            <text:p>4</text:p>
          </table:table-cell>
          <table:table-cell table:style-name="ce17"/>
          <table:table-cell table:number-columns-repeated="16367"/>
        </table:table-row>
        <table:table-row table:style-name="ro8">
          <table:table-cell table:number-columns-repeated="6"/>
          <table:table-cell table:style-name="ce13"/>
          <table:table-cell table:number-columns-repeated="16377"/>
        </table:table-row>
        <table:table-row table:style-name="ro8" table:number-rows-repeated="1048554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.00.0000</text:date>, <text:time style:data-style-name="N2" text:time-value="19:11:36.64970507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17:55:46.919887879</meta:creation-date>
    <dc:date>2024-10-06T19:43:29.451450239</dc:date>
    <meta:editing-duration>PT2H26M55S</meta:editing-duration>
    <meta:editing-cycles>17</meta:editing-cycles>
    <meta:generator>LibreOffice/24.2.5.2$Linux_X86_64 LibreOffice_project/420$Build-2</meta:generator>
    <meta:document-statistic meta:table-count="1" meta:cell-count="133" meta:object-count="0"/>
  </office:meta>
</office:document-meta>
</file>